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c6ab3"/>
    </style:style>
    <style:style style:name="T2" style:family="text">
      <style:text-properties officeooo:rsid="001b7820"/>
    </style:style>
    <style:style style:name="T3" style:family="text">
      <style:text-properties officeooo:rsid="0016c224"/>
    </style:style>
    <style:style style:name="T4" style:family="text">
      <style:text-properties officeooo:rsid="001ce501"/>
    </style:style>
    <style:style style:name="T5" style:family="text">
      <style:text-properties officeooo:rsid="001bc7bc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1">rezydencję</text:span><text:span text:style-name="T2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3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2">ąć</text:span> część z radia <text:span text:style-name="T4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2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<text:span text:style-name="T5">wcześniej</text:span> <text:span text:style-name="T5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1T13:10:21.545231100</dc:date>
    <meta:editing-duration>PT1H13M44S</meta:editing-duration>
    <meta:editing-cycles>14</meta:editing-cycles>
    <meta:generator>LibreOffice/25.8.4.2$Windows_X86_64 LibreOffice_project/290daaa01b999472f0c7a3890eb6a550fd74c6df</meta:generator>
    <meta:printed-by>Pliki PDF</meta:printed-by>
    <meta:print-date>2026-04-21T13:11:10.354204200</meta:print-date>
    <meta:document-statistic meta:table-count="0" meta:image-count="0" meta:object-count="0" meta:page-count="3" meta:paragraph-count="205" meta:word-count="2073" meta:character-count="14862" meta:non-whitespace-character-count="11506"/>
  </office:meta>
</office:document-meta>
</file>